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dc72" officeooo:paragraph-rsid="0013dc72"/>
    </style:style>
    <style:style style:name="P2" style:family="paragraph" style:parent-style-name="Standard">
      <style:text-properties officeooo:rsid="00159b93" officeooo:paragraph-rsid="00159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word jokes.</text:p>
      <text:p text:style-name="P2">Here’s a new jo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0:18:17.803066871</meta:creation-date>
    <dc:date>2020-02-27T20:24:30.619153209</dc:date>
    <meta:editing-duration>PT6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8" meta:character-count="38" meta:non-whitespace-character-count="32"/>
  </office:meta>
</office:document-meta>
</file>